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993366" draw:textarea-horizontal-align="justify" draw:textarea-vertical-align="middle" draw:auto-grow-height="false"/>
    </style:style>
    <style:style style:name="gr6" style:family="graphic" style:parent-style-name="standard">
      <style:graphic-properties draw:fill-color="#cccc00" draw:textarea-horizontal-align="left" draw:textarea-vertical-align="top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17cm"/>
    </style:style>
    <style:style style:name="gr8" style:family="graphic" style:parent-style-name="standard">
      <style:graphic-properties draw:fill="solid" draw:fill-color="#ffcc99" draw:textarea-horizontal-align="left" draw:textarea-vertical-align="top" draw:auto-grow-height="false"/>
    </style:style>
    <style:style style:name="gr9" style:family="graphic" style:parent-style-name="standard">
      <style:graphic-properties svg:stroke-width="0.051cm" svg:stroke-color="#800000" draw:marker-start-width="0.276cm" draw:marker-end-width="0.276cm" draw:fill-color="#e4d678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draw:fill="solid" draw:fill-color="#009933" draw:textarea-vertical-align="middle"/>
    </style:style>
    <style:style style:name="gr12" style:family="graphic" style:parent-style-name="objectwithoutfill">
      <style:graphic-properties draw:fill="solid" draw:fill-color="#006699" draw:textarea-vertical-align="middle"/>
    </style:style>
    <style:style style:name="gr13" style:family="graphic" style:parent-style-name="objectwithoutfill">
      <style:graphic-properties draw:fill="solid" draw:fill-color="#3399ff" draw:textarea-vertical-align="middle"/>
    </style:style>
    <style:style style:name="gr14" style:family="graphic" style:parent-style-name="objectwithoutfill">
      <style:graphic-properties draw:fill="solid" draw:fill-color="#ffcc00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1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draw:fill="solid" draw:fill-color="#00ff66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20" style:family="graphic" style:parent-style-name="objectwithoutfill">
      <style:graphic-properties draw:fill="solid" draw:fill-color="#cc9900" draw:textarea-vertical-align="middle"/>
    </style:style>
    <style:style style:name="gr2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2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23" style:family="graphic" style:parent-style-name="standard">
      <style:graphic-properties svg:stroke-color="#ff3333" draw:marker-start="" draw:marker-start-width="0.3cm" draw:marker-end="Arrow" draw:marker-end-width="0.3cm" draw:textarea-vertical-align="middle"/>
    </style:style>
    <style:style style:name="gr24" style:family="graphic" style:parent-style-name="objectwithoutfill">
      <style:graphic-properties draw:fill="solid" draw:fill-color="#e1cc85" draw:textarea-vertical-align="middle"/>
    </style:style>
    <style:style style:name="gr25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26" style:family="graphic" style:parent-style-name="standard">
      <style:graphic-properties draw:marker-start="ArrowTiny" draw:marker-start-width="0.3cm" draw:marker-end="Arrow" draw:marker-end-width="0.3cm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-color="#ff8080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-color="#993366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cccc00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cc99"/>
      <style:paragraph-properties fo:text-align="center"/>
      <style:text-properties fo:font-size="9pt" style:font-size-asian="18pt" style:font-size-complex="18pt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loext:graphic-properties draw:fill-color="#e4d678"/>
      <style:paragraph-properties fo:text-align="start">
        <style:tab-stops/>
      </style:paragraph-properties>
      <style:text-properties fo:font-size="12pt" style:font-size-asian="18pt" style:font-size-complex="18pt"/>
    </style:style>
    <style:style style:name="P12" style:family="paragraph">
      <loext:graphic-properties draw:fill="solid" draw:fill-color="#009933"/>
      <style:paragraph-properties fo:text-align="center"/>
    </style:style>
    <style:style style:name="P13" style:family="paragraph">
      <loext:graphic-properties draw:fill="solid" draw:fill-color="#006699"/>
      <style:paragraph-properties fo:text-align="center"/>
    </style:style>
    <style:style style:name="P14" style:family="paragraph">
      <loext:graphic-properties draw:fill="solid" draw:fill-color="#3399ff"/>
      <style:paragraph-properties fo:text-align="center"/>
    </style:style>
    <style:style style:name="P15" style:family="paragraph">
      <loext:graphic-properties draw:fill="solid" draw:fill-color="#ffcc00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8pt"/>
    </style:style>
    <style:style style:name="P18" style:family="paragraph">
      <loext:graphic-properties draw:fill="none" draw:fill-color="#ffffff"/>
      <style:text-properties fo:font-size="8pt"/>
    </style:style>
    <style:style style:name="P19" style:family="paragraph">
      <loext:graphic-properties draw:fill="solid" draw:fill-color="#00ff66"/>
      <style:paragraph-properties fo:text-align="center"/>
    </style:style>
    <style:style style:name="P20" style:family="paragraph">
      <loext:graphic-properties draw:fill="solid" draw:fill-color="#cc9900"/>
      <style:paragraph-properties fo:text-align="center"/>
    </style:style>
    <style:style style:name="P21" style:family="paragraph">
      <loext:graphic-properties draw:fill="solid" draw:fill-color="#e1cc85"/>
      <style:paragraph-properties fo:text-align="center"/>
    </style:style>
    <style:style style:name="P22" style:family="paragraph">
      <style:text-properties fo:font-size="12pt"/>
    </style:style>
    <style:style style:name="P23" style:family="paragraph">
      <loext:graphic-properties draw:fill="none" draw:fill-color="#ffffff"/>
      <style:text-properties fo:font-size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3.937cm" svg:x="2.143cm" svg:y="15.732cm">
          <text:p text:style-name="P1">WaveF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0.635cm" svg:x="2.143cm" svg:y="11.16cm">
          <text:p text:style-name="P2"><text:span text:style-name="T1">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2.143cm" svg:y="11.922cm">
          <text:p text:style-name="P2"><text:span text:style-name="T1">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2.143cm" svg:y="14.208cm">
          <text:p text:style-name="P2"><text:span text:style-name="T1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699cm" svg:height="3.937cm" svg:x="14.843cm" svg:y="15.732cm">
          <text:p text:style-name="P2">WaveVect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0.635cm" svg:x="14.843cm" svg:y="11.16cm">
          <text:p text:style-name="P2"><text:span text:style-name="T1">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4.556cm" svg:y="12.684cm">
          <text:p text:style-name="P2"><text:span text:style-name="T1">ReS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4.556cm" svg:y="13.446cm">
          <text:p text:style-name="P2"><text:span text:style-name="T1">Re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4.556cm" svg:y="14.208cm">
          <text:p text:style-name="P2"><text:span text:style-name="T1">Re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683cm" svg:height="1.397cm" svg:x="2.524cm" svg:y="17.002cm">
          <text:p text:style-name="P2"><text:span text:style-name="T1">Chu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0.635cm" svg:x="4.556cm" svg:y="14.97cm">
          <text:p text:style-name="P2"><text:span text:style-name="T1">R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14.843cm" svg:y="14.97cm">
          <text:p text:style-name="P2"><text:span text:style-name="T1">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2.143cm" svg:y="12.684cm">
          <text:p text:style-name="P2"><text:span text:style-name="T1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2.143cm" svg:y="13.446cm">
          <text:p text:style-name="P2"><text:span text:style-name="T1">Save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14.843cm" svg:y="11.922cm">
          <text:p text:style-name="P2"><text:span text:style-name="T1">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7.399cm" svg:height="0.635cm" svg:x="2.143cm" svg:y="24.622cm">
          <text:p text:style-name="P2"><text:span text:style-name="T1">...Analyz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7.399cm" svg:height="0.762cm" svg:x="2.143cm" svg:y="2.016cm">
          <text:p text:style-name="P2"><text:span text:style-name="T1">...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7.399cm" svg:height="0.635cm" svg:x="2.143cm" svg:y="25.511cm">
          <text:p text:style-name="P2"><text:span text:style-name="T1">...Gener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889cm" draw:transform="rotate (1.5707963267949) translate (14.843cm 19.669cm)">
          <text:p text:style-name="P2"><text:span text:style-name="T2">array&lt;doub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035cm" svg:height="0.962cm" svg:x="16.621cm" svg:y="17.097cm">
          <draw:text-box>
            <text:p>...</text:p>
          </draw:text-box>
        </draw:frame>
        <draw:custom-shape draw:style-name="gr8" draw:text-style-name="P9" draw:layer="layout" svg:width="4.699cm" svg:height="0.889cm" svg:x="14.843cm" svg:y="19.669cm">
          <text:p text:style-name="P2"><text:span text:style-name="T2">Dirt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699cm" svg:height="0.889cm" svg:x="2.143cm" svg:y="19.669cm">
          <text:p text:style-name="P2"><text:span text:style-name="T2">Dirt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48cm" svg:height="0.889cm" draw:transform="rotate (1.5707963267949) translate (15.732cm 19.669cm)">
          <text:p text:style-name="P2"><text:span text:style-name="T2">array&lt;doub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048cm" svg:height="0.889cm" draw:transform="rotate (1.5707963267949) translate (18.653cm 19.669cm)">
          <text:p text:style-name="P2"><text:span text:style-name="T2">array&lt;doub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699cm" svg:height="0.889cm" svg:x="2.143cm" svg:y="20.558cm">
          <text:p text:style-name="P2"><text:span text:style-name="T2">F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699cm" svg:height="0.889cm" svg:x="2.143cm" svg:y="21.447cm">
          <text:p text:style-name="P2"><text:span text:style-name="T2">c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699cm" svg:height="0.889cm" svg:x="2.143cm" svg:y="22.336cm">
          <text:p text:style-name="P2"><text:span text:style-name="T2">siz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699cm" svg:height="0.889cm" svg:x="14.843cm" svg:y="20.558cm">
          <text:p text:style-name="P2"><text:span text:style-name="T2">F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699cm" svg:height="0.889cm" svg:x="14.843cm" svg:y="21.447cm">
          <text:p text:style-name="P2"><text:span text:style-name="T2">c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699cm" svg:height="0.889cm" svg:x="14.843cm" svg:y="22.336cm">
          <text:p text:style-name="P2"><text:span text:style-name="T2">siz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699cm" svg:height="0.889cm" svg:x="14.843cm" svg:y="23.225cm">
          <text:p text:style-name="P2"><text:span text:style-name="T2">locke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699cm" svg:height="0.889cm" svg:x="2.143cm" svg:y="23.225cm">
          <text:p text:style-name="P2"><text:span text:style-name="T2">lock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0.635cm" svg:x="17.256cm" svg:y="12.684cm">
          <text:p text:style-name="P2"><text:span text:style-name="T1">ReS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17.256cm" svg:y="13.446cm">
          <text:p text:style-name="P2"><text:span text:style-name="T1">Re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86cm" svg:height="0.635cm" svg:x="17.256cm" svg:y="14.208cm">
          <text:p text:style-name="P2"><text:span text:style-name="T1">Re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6.858cm" svg:height="0.635cm" svg:x="2.143cm" svg:y="3.032cm">
          <text:p text:style-name="P10"><text:span text:style-name="T3">U: Open the file for 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3.667cm">
          <text:p text:style-name="P10"><text:span text:style-name="T3">U: Save the file to old 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4.302cm">
          <text:p text:style-name="P10"><text:span text:style-name="T3">U: Save the file to new 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4.937cm">
          <text:p text:style-name="P10"><text:span text:style-name="T3">U: Modify the data Typ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5.699cm">
          <text:p text:style-name="P10"><text:span text:style-name="T3">M: Create the frame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6.334cm">
          <text:p text:style-name="P10"><text:span text:style-name="T3">M: Re-default the frame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6.969cm">
          <text:p text:style-name="P10"><text:span text:style-name="T3">M: Modify the spe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12.684cm" svg:y="3.032cm">
          <text:p text:style-name="P10"><text:span text:style-name="T3">U: Modify the spe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12.684cm" svg:y="3.667cm">
          <text:p text:style-name="P10"><text:span text:style-name="T3">U: Modify the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12.684cm" svg:y="7.604cm">
          <text:p text:style-name="P10"><text:span text:style-name="T3">M: Modify the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7.604cm">
          <text:p text:style-name="P10"><text:span text:style-name="T3">M: Extract vectors from 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8.239cm">
          <text:p text:style-name="P10"><text:span text:style-name="T3">M: Extract spec from 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8.874cm">
          <text:p text:style-name="P10"><text:span text:style-name="T3">M: Flush spec+data to 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9.509cm">
          <text:p text:style-name="P10"><text:span text:style-name="T3">M: Mark data dirty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12.684cm" svg:y="6.969cm">
          <text:p text:style-name="P10"><text:span text:style-name="T3">M: Modify the spe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12.684cm" svg:y="5.699cm">
          <text:p text:style-name="P10"><text:span text:style-name="T3">M: Create the frame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12.684cm" svg:y="6.334cm">
          <text:p text:style-name="P10"><text:span text:style-name="T3">M: Re-default the frame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2.143cm" svg:y="10.144cm">
          <text:p text:style-name="P10"><text:span text:style-name="T3">M: Lock the spec+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858cm" svg:height="0.635cm" svg:x="12.684cm" svg:y="8.239cm">
          <text:p text:style-name="P10"><text:span text:style-name="T3">M: Lock the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683cm" svg:height="0.508cm" svg:x="2.524cm" svg:y="18.399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path draw:style-name="gr10" draw:text-style-name="P2" draw:layer="layout" svg:width="9.116cm" svg:height="0.551cm" draw:transform="rotate (0.32620203719774) translate (6.11536902323289cm 18.3821322790074cm)" svg:viewBox="0 0 9117 552" svg:d="M0 286c2767 936 6229-976 9117 0">
          <text:p/>
        </draw:path>
      </draw:page>
      <draw:page draw:name="page2" draw:style-name="dp1" draw:master-page-name="Default">
        <draw:path draw:style-name="gr11" draw:text-style-name="P12" draw:layer="layout" svg:width="1.275cm" svg:height="4.402cm" draw:transform="rotate (1.03707464153503) translate (11.7936337834087cm 10.8301448986947cm)" svg:viewBox="0 0 1276 4403" svg:d="M502 0c840 1421 959 3121 537 4403l-457-25c293-1500 104-2569-582-4229z">
          <text:p/>
        </draw:path>
        <draw:path draw:style-name="gr12" draw:text-style-name="P13" draw:layer="layout" svg:width="3.184cm" svg:height="2.899cm" draw:transform="rotate (1.03707464153503) translate (8.08340030527896cm 11.3360996597238cm)" svg:viewBox="0 0 3185 2900" svg:d="M0 33c611-213 2479 600 3185 2544l-547 323c-253-1178-1748-2360-2598-2300z">
          <text:p/>
        </draw:path>
        <draw:path draw:style-name="gr13" draw:text-style-name="P14" draw:layer="layout" svg:width="3.513cm" svg:height="3.03cm" draw:transform="rotate (1.03707464153503) translate (7.29477021323456cm 10.3362199115454cm)" svg:viewBox="0 0 3514 3031" svg:d="M308 30c611-214 2500 735 3206 2678l-547 323c-253-1177-2117-2584-2967-2524z">
          <text:p/>
        </draw:path>
        <draw:path draw:style-name="gr14" draw:text-style-name="P15" draw:layer="layout" svg:width="3.746cm" svg:height="0.885cm" draw:transform="rotate (1.03707464153503) translate (4.74889863301079cm 13.7617502345188cm)" svg:viewBox="0 0 3747 886" svg:d="M89 166c0 0 2813-482 3658 198l-134 522c-542-417-3613-372-3613-372z">
          <text:p/>
        </draw:path>
        <draw:path draw:style-name="gr15" draw:text-style-name="P16" draw:layer="layout" svg:width="11.511cm" svg:height="10.593cm" draw:transform="skewX (-1.22187551062834E-016) rotate (0.882613002733532) translate (3.1100199137964cm 11.8998508481478cm)" svg:viewBox="0 0 11512 10594" svg:d="M7 551c0 0 5266-1240 7398 0 2154 1252 3125 4071 3698 6496 316 1341 569 2492 285 3547l-991-7c346-778 75-2712-251-3904-568-2074-1778-4152-3641-5227-1878-1084-6505 87-6505 87z">
          <text:p/>
        </draw:path>
        <draw:frame draw:style-name="gr16" draw:text-style-name="P18" draw:layer="layout" svg:width="1.778cm" svg:height="0.573cm" draw:transform="rotate (0.992743278534375) translate (5.191cm 12.948cm)">
          <draw:text-box>
            <text:p text:style-name="P17">file info</text:p>
          </draw:text-box>
        </draw:frame>
        <draw:frame draw:style-name="gr17" draw:text-style-name="P8" draw:layer="layout" svg:width="1.734cm" svg:height="0.962cm" svg:x="9.255cm" svg:y="6.403cm">
          <draw:text-box>
            <text:p>user</text:p>
          </draw:text-box>
        </draw:frame>
        <draw:frame draw:style-name="gr17" draw:text-style-name="P18" draw:layer="layout" svg:width="1.963cm" svg:height="0.573cm" draw:transform="rotate (0.345400658969678) translate (8.865cm 10.436cm)">
          <draw:text-box>
            <text:p text:style-name="P17">riff machine</text:p>
          </draw:text-box>
        </draw:frame>
        <draw:frame draw:style-name="gr17" draw:text-style-name="P18" draw:layer="layout" svg:width="1.349cm" svg:height="0.573cm" draw:transform="rotate (0.598298867583656) translate (8.112cm 9.486cm)">
          <draw:text-box>
            <text:p text:style-name="P17">riff info</text:p>
          </draw:text-box>
        </draw:frame>
        <draw:path draw:style-name="gr18" draw:text-style-name="P19" draw:layer="layout" svg:width="1.029cm" svg:height="5.03cm" draw:transform="rotate (1.03707464153503) translate (11.8978794808647cm 9.15965099358454cm)" svg:viewBox="0 0 1030 5031" svg:d="M547 0c641 1834 489 3694 402 4925l-428 106c3-1624 165-3048-521-4708z">
          <text:p/>
        </draw:path>
        <draw:frame draw:style-name="gr19" draw:text-style-name="P18" draw:layer="layout" svg:width="2.401cm" svg:height="0.573cm" draw:transform="rotate (-0.478220215046446) translate (13.473cm 10.435cm)">
          <draw:text-box>
            <text:p text:style-name="P17">signal machine</text:p>
          </draw:text-box>
        </draw:frame>
        <draw:path draw:style-name="gr20" draw:text-style-name="P20" draw:layer="layout" svg:width="6.053cm" svg:height="6.953cm" draw:transform="rotate (1.03707464153503) translate (6.59690689243581cm 15.1481677926077cm)" svg:viewBox="0 0 6054 6954" svg:d="M0 285c3842-1238 6669 1664 5939 6669l-696-179c810-3872-1540-6466-5139-5814z">
          <text:p/>
        </draw:path>
        <draw:frame draw:style-name="gr17" draw:text-style-name="P18" draw:layer="layout" svg:width="2.018cm" svg:height="0.573cm" draw:transform="rotate (0.345400658969678) translate (8.686cm 12.478cm)">
          <draw:text-box>
            <text:p text:style-name="P17">file machine</text:p>
          </draw:text-box>
        </draw:frame>
        <draw:line draw:style-name="gr21" draw:text-style-name="P2" draw:layer="layout" svg:x1="5.826cm" svg:y1="11.864cm" svg:x2="5.064cm" svg:y2="11.229cm">
          <text:p/>
        </draw:line>
        <draw:line draw:style-name="gr21" draw:text-style-name="P2" draw:layer="layout" svg:x1="7.604cm" svg:y1="13.515cm" svg:x2="6.207cm" svg:y2="12.372cm">
          <text:p/>
        </draw:line>
        <draw:line draw:style-name="gr22" draw:text-style-name="P2" draw:layer="layout" svg:x1="8.366cm" svg:y1="9.197cm" svg:x2="7.731cm" svg:y2="8.181cm">
          <text:p/>
        </draw:line>
        <draw:line draw:style-name="gr23" draw:text-style-name="P2" draw:layer="layout" svg:x1="11.922cm" svg:y1="7.477cm" svg:x2="11.668cm" svg:y2="9.832cm">
          <text:p/>
        </draw:line>
        <draw:line draw:style-name="gr22" draw:text-style-name="P2" draw:layer="layout" svg:x1="9.509cm" svg:y1="10.086cm" svg:x2="9.128cm" svg:y2="9.578cm">
          <text:p/>
        </draw:line>
        <draw:path draw:style-name="gr24" draw:text-style-name="P21" draw:layer="layout" svg:width="4.584cm" svg:height="5.046cm" draw:transform="skewX (8.04996020559632E-017) rotate (0.968483201931653) translate (8.46492143971299cm 16.2434293443695cm)" svg:viewBox="0 0 4585 5047" svg:d="M1940 1c449-13 945 67 1308 334 683 502 1385 1319 1334 2165-61 1016-958 2011-1903 2387-640 255-1598 235-2047-287-912-1060-784-3068 45-4193 263-356 821-392 1263-406z">
          <text:p/>
        </draw:path>
        <draw:frame draw:style-name="gr17" draw:text-style-name="P23" draw:layer="layout" svg:width="2.504cm" svg:height="1.207cm" svg:x="10.201cm" svg:y="14.785cm">
          <draw:text-box>
            <text:p text:style-name="P22">OS</text:p>
            <text:p text:style-name="P22">file system</text:p>
          </draw:text-box>
        </draw:frame>
        <draw:frame draw:style-name="gr17" draw:text-style-name="P18" draw:layer="layout" svg:width="1.78cm" svg:height="0.573cm" draw:transform="rotate (-0.4002039974823) translate (13.712cm 9.198cm)">
          <draw:text-box>
            <text:p text:style-name="P17">signal info</text:p>
          </draw:text-box>
        </draw:frame>
        <draw:line draw:style-name="gr23" draw:text-style-name="P2" draw:layer="layout" svg:x1="5.572cm" svg:y1="10.594cm" svg:x2="6.334cm" svg:y2="11.229cm">
          <text:p/>
        </draw:line>
        <draw:line draw:style-name="gr22" draw:text-style-name="P2" draw:layer="layout" svg:x1="13.065cm" svg:y1="8.943cm" svg:x2="13.319cm" svg:y2="7.858cm">
          <text:p/>
        </draw:line>
        <draw:line draw:style-name="gr23" draw:text-style-name="P2" draw:layer="layout" svg:x1="15.859cm" svg:y1="8.874cm" svg:x2="15.224cm" svg:y2="9.959cm">
          <text:p/>
        </draw:line>
        <draw:line draw:style-name="gr23" draw:text-style-name="P2" draw:layer="layout" svg:x1="6.842cm" svg:y1="11.541cm" svg:x2="8.112cm" svg:y2="12.938cm">
          <text:p/>
        </draw:line>
        <draw:line draw:style-name="gr23" draw:text-style-name="P2" draw:layer="layout" svg:x1="15.732cm" svg:y1="10.779cm" svg:x2="15.351cm" svg:y2="11.541cm">
          <text:p/>
        </draw:line>
        <draw:line draw:style-name="gr22" draw:text-style-name="P2" draw:layer="layout" svg:x1="13.192cm" svg:y1="10.525cm" svg:x2="13.446cm" svg:y2="9.636cm">
          <text:p/>
        </draw:line>
        <draw:line draw:style-name="gr21" draw:text-style-name="P2" draw:layer="layout" svg:x1="9.636cm" svg:y1="14.716cm" svg:x2="8.493cm" svg:y2="13.827cm">
          <text:p/>
        </draw:line>
        <draw:line draw:style-name="gr23" draw:text-style-name="P2" draw:layer="layout" svg:x1="8.874cm" svg:y1="11.287cm" svg:x2="9.255cm" svg:y2="12.049cm">
          <text:p/>
        </draw:line>
        <draw:line draw:style-name="gr25" draw:text-style-name="P2" draw:layer="layout" svg:x1="10.652cm" svg:y1="13.7cm" svg:x2="10.144cm" svg:y2="12.684cm">
          <text:p/>
        </draw:line>
        <draw:line draw:style-name="gr25" draw:text-style-name="P2" draw:layer="layout" svg:x1="10.652cm" svg:y1="11.668cm" svg:x2="10.398cm" svg:y2="10.525cm">
          <text:p/>
        </draw:line>
        <draw:line draw:style-name="gr25" draw:text-style-name="P2" draw:layer="layout" svg:x1="12.557cm" svg:y1="13.573cm" svg:x2="13.065cm" svg:y2="12.811cm">
          <text:p/>
        </draw:line>
        <draw:line draw:style-name="gr25" draw:text-style-name="P2" draw:layer="layout" svg:x1="13.065cm" svg:y1="12.049cm" svg:x2="13.573cm" svg:y2="11.287cm">
          <text:p/>
        </draw:line>
        <draw:line draw:style-name="gr23" draw:text-style-name="P2" draw:layer="layout" svg:x1="14.843cm" svg:y1="11.795cm" svg:x2="14.335cm" svg:y2="12.684cm">
          <text:p/>
        </draw:line>
        <draw:line draw:style-name="gr23" draw:text-style-name="P2" draw:layer="layout" svg:x1="13.954cm" svg:y1="13.192cm" svg:x2="13.319cm" svg:y2="14.081cm">
          <text:p/>
        </draw:line>
        <draw:line draw:style-name="gr26" draw:text-style-name="P2" draw:layer="layout" svg:x1="15.097cm" svg:y1="11.922cm" svg:x2="14.589cm" svg:y2="12.811cm">
          <text:p/>
        </draw:line>
        <draw:line draw:style-name="gr26" draw:text-style-name="P2" draw:layer="layout" svg:x1="9.382cm" svg:y1="10.906cm" svg:x2="9.89cm" svg:y2="11.795cm">
          <text:p/>
        </draw:line>
        <draw:line draw:style-name="gr23" draw:text-style-name="P2" draw:layer="layout" svg:x1="5.572cm" svg:y1="10.525cm" svg:x2="8.239cm" svg:y2="11.033cm">
          <text:p/>
        </draw:line>
        <draw:line draw:style-name="gr23" draw:text-style-name="P2" draw:layer="layout" svg:x1="8.993cm" svg:y1="13.438cm" svg:x2="10.009cm" svg:y2="1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Tiny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7T19:06:00</meta:creation-date>
    <meta:generator>LibreOffice/5.0.3.2$Linux_X86_64 LibreOffice_project/00m0$Build-2</meta:generator>
    <dc:date>2016-05-29T21:57:08.788642081</dc:date>
    <dc:creator>Duncan Gray</dc:creator>
    <meta:editing-duration>PT1H35M2S</meta:editing-duration>
    <meta:editing-cycles>6</meta:editing-cycles>
    <meta:document-statistic meta:object-count="95"/>
  </office:meta>
</office:document-meta>
</file>